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0pt" officeooo:rsid="0025f91e" officeooo:paragraph-rsid="0025f91e" style:font-size-asian="17.5pt" style:font-size-complex="2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0pt" officeooo:rsid="002797df" officeooo:paragraph-rsid="002797df" style:font-size-asian="17.5pt" style:font-size-complex="2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20pt" officeooo:rsid="002a43d5" officeooo:paragraph-rsid="002a43d5" style:font-size-asian="17.5pt" style:font-size-complex="20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20pt" officeooo:rsid="002b30c9" officeooo:paragraph-rsid="002b30c9" style:font-size-asian="17.5pt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20pt" officeooo:rsid="002eed42" officeooo:paragraph-rsid="002eed42" style:font-size-asian="17.5pt" style:font-size-complex="20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20pt" officeooo:rsid="002ef62d" officeooo:paragraph-rsid="002ef62d" style:font-size-asian="17.5pt" style:font-size-complex="20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20pt" officeooo:rsid="0030bdae" officeooo:paragraph-rsid="0030bdae" style:font-size-asian="17.5pt" style:font-size-complex="20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20pt" officeooo:rsid="003321e4" officeooo:paragraph-rsid="003321e4" style:font-size-asian="17.5pt" style:font-size-complex="20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5pt" officeooo:rsid="0025f91e" officeooo:paragraph-rsid="0025f91e" style:font-size-asian="13.1000003814697pt" style:font-size-complex="15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5pt" officeooo:rsid="0026fa5b" officeooo:paragraph-rsid="0026fa5b" style:font-size-asian="13.1000003814697pt" style:font-size-complex="15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5pt" officeooo:rsid="002797df" officeooo:paragraph-rsid="002797df" style:font-size-asian="13.1000003814697pt" style:font-size-complex="15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5pt" officeooo:rsid="00293551" officeooo:paragraph-rsid="00293551" style:font-size-asian="13.1000003814697pt" style:font-size-complex="15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5pt" officeooo:rsid="002a43d5" officeooo:paragraph-rsid="002a43d5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5pt" officeooo:rsid="002b30c9" officeooo:paragraph-rsid="002b30c9" style:font-size-asian="13.1000003814697pt" style:font-size-complex="15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5pt" officeooo:rsid="002bc5a7" officeooo:paragraph-rsid="002bc5a7" style:font-size-asian="13.1000003814697pt" style:font-size-complex="15pt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5pt" officeooo:rsid="002ca4d6" officeooo:paragraph-rsid="002ca4d6" style:font-size-asian="13.1000003814697pt" style:font-size-complex="15pt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5pt" officeooo:rsid="002eed42" officeooo:paragraph-rsid="002eed42" style:font-size-asian="13.1000003814697pt" style:font-size-complex="15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5pt" officeooo:rsid="002ef62d" officeooo:paragraph-rsid="002ef62d" style:font-size-asian="13.1000003814697pt" style:font-size-complex="15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officeooo:rsid="0030bdae" officeooo:paragraph-rsid="0030bdae" style:font-size-asian="13.1000003814697pt" style:font-size-complex="15pt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officeooo:rsid="00320593" officeooo:paragraph-rsid="00320593" style:font-size-asian="13.1000003814697pt" style:font-size-complex="15pt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officeooo:rsid="003321e4" officeooo:paragraph-rsid="003321e4" style:font-size-asian="13.1000003814697pt" style:font-size-complex="15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style:style style:name="T4" style:family="text">
      <style:text-properties officeooo:rsid="002bc5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1617544599" text:style-name="L1">
        <text:list-item>
          <text:p text:style-name="P4"><text:span text:style-name="T1">15.04.23</text:span> <text:s/>na ten dzień działa:</text:p>
          <text:list>
            <text:list-header>
              <text:p text:style-name="P16">Komunikacja przez port szeregowy</text:p>
              <text:p text:style-name="P16">skonstruowane jest główne okno aplikacji.</text:p>
            </text:list-header>
            <text:list-item>
              <text:p text:style-name="P17">Stworzono działające rysowanie silosów, </text:p>
            </text:list-item>
            <text:list-item>
              <text:p text:style-name="P17">Dopracować wymiary i napisać wyświetlanie się parametrów.</text:p>
            </text:list-item>
          </text:list>
        </text:list-item>
        <text:list-item>
          <text:p text:style-name="P7">16.04 </text:p>
          <text:list>
            <text:list-item>
              <text:p text:style-name="P31">Planowanie wyglądu alarmów i projektowanie ikonek. </text:p>
            </text:list-item>
            <text:list-item>
              <text:p text:style-name="P31">Dodanie resourses w pliku pro i skonfigorwowanie proawidłowej ścieżki dla kompilaotra.</text:p>
            </text:list-item>
          </text:list>
        </text:list-item>
        <text:list-item>
          <text:p text:style-name="P6">21.04 </text:p>
          <text:list>
            <text:list-item>
              <text:p text:style-name="P32">Przepisanie dokmunetnacji do plików cpp</text:p>
            </text:list-item>
            <text:list-item>
              <text:p text:style-name="P33">uporządkowanie wyswieltania się ikonek w sekcji alarmy all_param</text:p>
            </text:list-item>
            <text:list-item>
              <text:p text:style-name="P34">przeniesienie rysowania <text:span text:style-name="T2">obrysu</text:span> silosa do klasy Silos_position</text:p>
            </text:list-item>
            <text:list-item>
              <text:p text:style-name="P35">Zaimplementowanie metod do rysowania wypelniani<text:span text:style-name="T3">a (silosy na pierwszej karice)</text:span></text:p>
            </text:list-item>
            <text:list-item>
              <text:p text:style-name="P33">Stworzenie nowej klasy All_param_draw</text:p>
              <text:list>
                <text:list-item>
                  <text:p text:style-name="P33">rysuje w niej wypełnienie </text:p>
                </text:list-item>
                <text:list-item>
                  <text:p text:style-name="P33">„wąsy”</text:p>
                </text:list-item>
                <text:list-item>
                  <text:p text:style-name="P33">ikonki temp i wilgotnosci</text:p>
                </text:list-item>
                <text:list-item>
                  <text:p text:style-name="P33">wartosci temp i wigotonsic</text:p>
                </text:list-item>
              </text:list>
            </text:list-item>
            <text:list-item>
              <text:p text:style-name="P36">Trzeba dopracować system przekazywania wartosći (wypełnienie w procentach , temperatury i wilgotności) bo metoda do rysowania jest virtulana i nie da się do niej przekazac tych parametrów. Jak na razie są na sztywno do testowania.</text:p>
            </text:list-item>
          </text:list>
        </text:list-item>
        <text:list-item>
          <text:p text:style-name="P8">27.04</text:p>
          <text:list>
            <text:list-item>
              <text:p text:style-name="P18">Stworzenie slotu w all param silos 1</text:p>
            </text:list-item>
            <text:list-item>
              <text:p text:style-name="P18">stworzenei klasy data, która przechwyje dane z portu szeregowego. Jest też argumetem dla klasy Main_window, aby przekazac tam te dane </text:p>
            </text:list-item>
            <text:list-item>
              <text:p text:style-name="P19">Uruchomienie w nowym wątku odczytywania danych z portu szeregowego. </text:p>
            </text:list-item>
            <text:list-item>
              <text:p text:style-name="P19">Rekonstrukcja klasy Main_window tak aby jako argument przybierala również wskaźnik na objekt typu Data</text:p>
            </text:list-item>
            <text:list-item>
              <text:p text:style-name="P19">napisanie slotu aktualizującego dane w Main_window</text:p>
            </text:list-item>
            <text:list-item>
              <text:p text:style-name="P19">połaczenie go z sugnałem z timera </text:p>
            </text:list-item>
            <text:list-item>
              <text:p text:style-name="P19">NIE DZIAŁA</text:p>
            </text:list-item>
          </text:list>
        </text:list-item>
        <text:list-item>
          <text:p text:style-name="P9">28.04. </text:p>
          <text:list>
            <text:list-item>
              <text:p text:style-name="P20"><text:soft-page-break/>Naprawiono wyświetlanie parametórw na pierwszym silosie w zakładce all param, zamiast akutalizować bufor był on stale powioększnay.</text:p>
            </text:list-item>
            <text:list-item>
              <text:p text:style-name="P21">Porządki w kodzie.</text:p>
            </text:list-item>
          </text:list>
        </text:list-item>
        <text:list-item>
          <text:p text:style-name="P10">04.05</text:p>
          <text:list>
            <text:list-item>
              <text:p text:style-name="P22">Ujednolicenie klas cusomowych (wcześniej na 2 silosy były 2 klasy customowe co było bez sensu bo były <text:s/>takie same).</text:p>
            </text:list-item>
            <text:list-item>
              <text:p text:style-name="P22">Stworzenie klasy Temp_draw i Temp_silos. Pierwsza odpowiada za dostarczenie metod rysujących gradiet, druga odpowiada za przeciązenie painEvent.</text:p>
            </text:list-item>
            <text:list-item>
              <text:p text:style-name="P22">Utworzenie klasy State_of_alrams, przechowywującej info o wartościach alarmów.</text:p>
            </text:list-item>
            <text:list-item>
              <text:p text:style-name="P22">Jak przekazywać te alarmy między widgetami silosów?</text:p>
            </text:list-item>
            <text:list-item>
              <text:p text:style-name="P22">Co powinien zawierać customowy widget przedstawiający sekcje alarmów na każdej zakładce?</text:p>
            </text:list-item>
            <text:list-item>
              <text:p text:style-name="P22">Zaprojektowanie okienka do ustawień alarmów temperatury.</text:p>
            </text:list-item>
            <text:list-item>
              <text:p text:style-name="P22">Gdzie je tworzyć ? Customowy widget od alarmów? Trzeba to przemyśleć.</text:p>
            </text:list-item>
          </text:list>
        </text:list-item>
        <text:list-item>
          <text:p text:style-name="P11">05.06 </text:p>
          <text:list>
            <text:list-item>
              <text:p text:style-name="P23">Ukończenie pracy z okienkiem przeznaczonym do ustawiania alarmów temperatury. Tworzone jest w Main_window i tam obsługiwane.</text:p>
            </text:list-item>
            <text:list-item>
              <text:p text:style-name="P23">Napisanie odpowiednich slotów w Main_window służących do obsługi wyświetlania alarmów na widgetach od alarmów. Zrobiono temperature.</text:p>
            </text:list-item>
            <text:list-item>
              <text:p text:style-name="P23">Napisać animacje ikonek</text:p>
            </text:list-item>
            <text:list-item>
              <text:p text:style-name="P23">Wszystko w Main_window. To dobrze? Tak najłatwiej</text:p>
            </text:list-item>
            <text:list-item>
              <text:p text:style-name="P23">Napisać rysowanie gradientu <text:span text:style-name="T4">temperatury</text:span>w zależnośći od alarmów.</text:p>
            </text:list-item>
            <text:list-item>
              <text:p text:style-name="P24">Wszyskie fukcje kopiowane pod silos 2. może jakieś szablony? Jest sens? Idk.</text:p>
            </text:list-item>
            <text:list-item>
              <text:p text:style-name="P25">Napisano funkcje interpolującą kolory gradientu w zależności od bierzącej temperatury i wartosći alarmów – działa. </text:p>
            </text:list-item>
            <text:list-item>
              <text:p text:style-name="P25">Podlączono obsługę ustawiania alarmów pod 2 silos.</text:p>
            </text:list-item>
            <text:list-item>
              <text:p text:style-name="P25">Zmodyfikowano klasę State_of_alarms w taki sposób, że w konstrutorze pobiera dane o wartościach alarmów ze specjalnego pliku, w destruktorze je zapisuje.</text:p>
            </text:list-item>
            <text:list-item>
              <text:p text:style-name="P25">Ukończono prace nad Zakładką Tempertatura.</text:p>
            </text:list-item>
            <text:list-item>
              <text:p text:style-name="P25">Zacząc myśleć o internacjonalizacji.</text:p>
            </text:list-item>
          </text:list>
        </text:list-item>
        <text:list-item>
          <text:p text:style-name="P12">08.05</text:p>
          <text:list>
            <text:list-item>
              <text:p text:style-name="P26">Stworzenie klasy Temp_settings_window, do której wsadzono wszelkie ustawienia związane z okienkiem pojawiającym się przy ustawianiu wartości alarmów temperatury.</text:p>
            </text:list-item>
            <text:list-item>
              <text:p text:style-name="P26"><text:soft-page-break/>Dalsze tworzenie backendowych klas w celu odciązenia Main_window.</text:p>
            </text:list-item>
          </text:list>
        </text:list-item>
        <text:list-item>
          <text:p text:style-name="P13">10.05</text:p>
          <text:list>
            <text:list-item>
              <text:p text:style-name="P27">Stworzenie klas All_param_backend i Temp_backend, w których to definiowane są sloty związane z daną zakladką programu. </text:p>
            </text:list-item>
          </text:list>
        </text:list-item>
        <text:list-item>
          <text:p text:style-name="P14">12.05</text:p>
          <text:list>
            <text:list-item>
              <text:p text:style-name="P28">Stworzono zkałdake wilgotnosć na wzór zakladki temperatura</text:p>
            </text:list-item>
            <text:list-item>
              <text:p text:style-name="P28">refactoring kodu: okienko od alarmów działa w następujący sposób: Alarm_window jest abstrakcyje, dziedzią je klasy pochode np. Alarm_window_temp. Obiekty okieniek nie są już tworzone w main_window, tylko w odpowienick klasasch backendowych. </text:p>
            </text:list-item>
            <text:list-item>
              <text:p text:style-name="P29">Stworzenie frontu dla wypełnienia, trzeba dorobić backa.</text:p>
            </text:list-item>
          </text:list>
        </text:list-item>
        <text:list-item>
          <text:p text:style-name="P15">14.05</text:p>
          <text:list>
            <text:list-item>
              <text:p text:style-name="P30">Stworzenie klasy Vol_backend</text:p>
            </text:list-item>
          </text:list>
          <text:p text:style-name="P13"/>
        </text:list-item>
      </text:list>
      <text:p text:style-name="P3"/>
      <text:list xml:id="list195859358329743" text:continue-numbering="true" text:style-name="L1">
        <text:list-item>
          <text:list>
            <text:list-item>
              <text:list>
                <text:list-header>
                  <text:p text:style-name="P33"/>
                </text:list-header>
              </text:list>
            </text:list-item>
          </text:list>
        </text:list-item>
      </text:list>
      <text:p text:style-name="P2"/>
      <text:p text:style-name="P2"/>
      <text:list xml:id="list2879796254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5-14T19:58:57.462238561</dc:date>
    <meta:editing-duration>PT2H41M31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3" meta:paragraph-count="63" meta:word-count="561" meta:character-count="3903" meta:non-whitespace-character-count="3447"/>
  </office:meta>
</office:document-meta>
</file>